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6" table:default-cell-style-name="ce3"/>
        <table:table-column table:style-name="co1" table:default-cell-style-name="ce1"/>
        <table:table-column table:style-name="co2" table:number-columns-repeated="9" table:default-cell-style-name="ce3"/>
        <table:table-column table:style-name="co2" table:default-cell-style-name="ce5"/>
        <table:table-column table:style-name="co2" table:number-columns-repeated="10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6"/>
        <table:table-row table:style-name="ro1">
          <table:table-cell table:style-name="Default" table:number-columns-repeated="17"/>
          <table:table-cell table:style-name="ce4" office:value-type="string" calcext:value-type="string" table:number-columns-spanned="11" table:number-rows-spanned="1">
            <text:p>pythontutor.ru</text:p>
          </table:table-cell>
          <table:covered-table-cell table:number-columns-repeated="10" table:style-name="Default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Фамил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модуль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з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з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теория</text:p>
          </table:table-cell>
          <table:table-cell office:value-type="string" calcext:value-type="string">
            <text:p>практика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office:value-type="string" calcext:value-type="string">
            <text:p>Барыкина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SUM([.B3:.G3])" office:value-type="float" office:value="5" calcext:value-type="float">
            <text:p>5</text:p>
          </table:table-cell>
          <table:table-cell table:number-columns-repeated="22"/>
          <table:table-cell table:formula="of:=SUM([.B3:.G3])+SUM([.I3:.AC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Даниленко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4:.G4])"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4"/>
          <table:table-cell table:formula="of:=SUM([.B4:.G4])+SUM([.I4:.AC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Егоренко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SUM([.B5:.G5])" office:value-type="float" office:value="8" calcext:value-type="float">
            <text:p>8</text:p>
          </table:table-cell>
          <table:table-cell table:number-columns-repeated="22"/>
          <table:table-cell table:formula="of:=SUM([.B5:.G5])+SUM([.I5:.AC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Лыг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6:.G6])"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/>
          <table:table-cell table:formula="of:=SUM([.B6:.G6])+SUM([.I6:.AC6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Малыг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B7:.G7])"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9"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formula="of:=SUM([.B7:.G7])+SUM([.I7:.AC7]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Машрапов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SUM([.B8:.G8])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SUM([.B8:.G8])+SUM([.I8:.AC8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Носуля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9:.G9])"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7"/>
          <table:table-cell table:formula="of:=SUM([.B9:.G9])+SUM([.I9:.AC9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Пак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0:.G10])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table:formula="of:=SUM([.B10:.G10])+SUM([.I10:.AC1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Петросов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SUM([.B11:.G11])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/>
          <table:table-cell table:formula="of:=SUM([.B11:.G11])+SUM([.I11:.AC1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Пимк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12:.G12])"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7"/>
          <table:table-cell table:formula="of:=SUM([.B12:.G12])+SUM([.I12:.AC1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Поляков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B13:.G13])"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4"/>
          <table:table-cell table:formula="of:=SUM([.B13:.G13])+SUM([.I13:.AC13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Пронина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4:.G14]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B14:.G14])+SUM([.I14:.AC14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Мурина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0"/>
          <table:table-cell table:formula="of:=SUM([.B15:.G15])+SUM([.I15:.AC15])" office:value-type="float" office:value="5" calcext:value-type="float">
            <text:p>5</text:p>
          </table:table-cell>
        </table:table-row>
        <table:table-row table:style-name="ro1" table:number-rows-repeated="2">
          <table:table-cell table:style-name="Default" table:number-columns-repeated="31"/>
        </table:table-row>
        <table:table-row table:style-name="ro1">
          <table:table-cell table:style-name="Default" office:value-type="string" calcext:value-type="string">
            <text:p>Итого: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Посещения</text:p>
          </table:table-cell>
          <table:table-cell table:style-name="Default" table:formula="of:=11*3+2" office:value-type="float" office:value="35" calcext:value-type="float">
            <text:p>35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Дз</text:p>
          </table:table-cell>
          <table:table-cell table:style-name="Default" table:formula="of:=22+2+3+4" office:value-type="float" office:value="31" calcext:value-type="float">
            <text:p>31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Теория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Практика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9"/>
        </table:table-row>
        <table:table-row table:style-name="ro1">
          <table:table-cell table:style-name="Default"/>
          <table:table-cell table:style-name="Default" table:formula="of:=SUM([.B19:.B22])" office:value-type="float" office:value="100" calcext:value-type="float">
            <text:p>100</text:p>
          </table:table-cell>
          <table:table-cell table:style-name="Default" table:number-columns-repeated="29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cale-to="46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2:42:04.060698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0:57:23.975612458</meta:creation-date>
    <dc:date>2016-12-19T12:51:42.436582359</dc:date>
    <meta:editing-duration>PT1H18M31S</meta:editing-duration>
    <meta:editing-cycles>5</meta:editing-cycles>
    <meta:generator>LibreOffice/5.1.4.2$Linux_X86_64 LibreOffice_project/10m0$Build-2</meta:generator>
    <meta:document-statistic meta:table-count="1" meta:cell-count="197" meta:object-count="0"/>
  </office:meta>
</office:document-meta>
</file>